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2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5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0.002cm solid #000000" fo:border-left="0.002cm solid #000000" fo:border-right="none" fo:border-top="none"/>
      <style:text-properties fo:color="#000000" fo:font-size="9pt" style:font-size-asian="9pt" style:font-size-complex="9pt"/>
    </style:style>
    <style:style style:name="ce42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none" fo:border-left="0.002cm solid #000000" fo:border-right="0.002cm solid #000000" fo:border-top="none"/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9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2" style:family="table-cell" style:parent-style-name="Default">
      <style:text-properties fo:font-size="8.5pt" style:font-size-asian="8.5pt" style:font-size-complex="8.5pt"/>
    </style:style>
    <style:style style:name="ce53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4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8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60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61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62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63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64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65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7" office:value-type="string">
            <text:p>BASE.DB</text:p>
          </table:table-cell>
          <table:table-cell table:style-name="ce25"/>
          <table:table-cell table:style-name="ce27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7" office:value-type="string">
            <text:p>CORE.DB</text:p>
          </table:table-cell>
          <table:table-cell table:style-name="ce19"/>
          <table:table-cell table:style-name="ce28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7" office:value-type="string">
            <text:p>REGION.DB</text:p>
          </table:table-cell>
          <table:table-cell table:style-name="ce45"/>
          <table:table-cell table:style-name="ce47" office:value-type="string" table:number-columns-spanned="2" table:number-rows-spanned="1">
            <text:p>Disaster</text:p>
          </table:table-cell>
          <table:covered-table-cell table:style-name="ce19"/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8" office:value-type="date" office:date-value="2009-07-10">
            <text:p>2009-07-10</text:p>
          </table:table-cell>
          <table:table-cell table:style-name="ce26"/>
          <table:table-cell table:style-name="ce18"/>
          <table:table-cell table:style-name="ce3"/>
          <table:table-cell/>
          <table:table-cell table:style-name="ce18" table:formula="oooc:=[.D3]" office:value-type="date" office:date-value="2009-07-10">
            <text:p>2009-07-10</text:p>
          </table:table-cell>
          <table:table-cell table:style-name="ce20"/>
          <table:table-cell table:style-name="ce28"/>
          <table:table-cell/>
          <table:table-cell table:style-name="ce3"/>
          <table:table-cell table:style-name="ce27" office:value-type="string">
            <text:p>Schema Version</text:p>
          </table:table-cell>
          <table:table-cell table:style-name="ce44" office:value-type="string">
            <text:p>1.0</text:p>
          </table:table-cell>
          <table:table-cell/>
          <table:table-cell table:style-name="ce7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37" office:value-type="string" table:number-columns-spanned="2" table:number-rows-spanned="1">
            <text:p>Info</text:p>
          </table:table-cell>
          <table:covered-table-cell table:style-name="ce19"/>
          <table:table-cell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9"/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</text:p>
          </table:table-cell>
          <table:covered-table-cell table:style-name="ce19"/>
          <table:table-cell table:style-name="ce20"/>
          <table:table-cell table:style-name="ce28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DisasterSerial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DisasterBeginTime</text:p>
          </table:table-cell>
          <table:table-cell table:style-name="ce20" office:value-type="string">
            <text:p>VARCHAR(3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RegionLabel</text:p>
          </table:table-cell>
          <table:table-cell table:style-name="ce20" office:value-type="string">
            <text:p>VARCHAR(2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20" office:value-type="string">
            <text:p>VARCHAR(1024)</text:p>
          </table:table-cell>
          <table:table-cell/>
          <table:table-cell table:style-name="ce3" office:value-type="string">
            <text:p>DisasterGeographyId</text:p>
          </table:table-cell>
          <table:table-cell table:style-name="ce20" table:formula="oooc:=[.O55]" office:value-type="string" office:string-value="VARCHAR(100)">
            <text:p>VARCHAR(10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 table:style-name="ce3"/>
          <table:table-cell table:style-name="ce31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3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20" office:value-type="string">
            <text:p>VARCHAR(20)</text:p>
          </table:table-cell>
          <table:table-cell table:style-name="ce20"/>
          <table:table-cell table:style-name="ce28"/>
          <table:table-cell table:style-name="ce3"/>
          <table:table-cell table:style-name="ce31" office:value-type="string">
            <text:p>CountryIso</text:p>
          </table:table-cell>
          <table:table-cell table:style-name="ce20" table:formula="oooc:=[.D6]" office:value-type="string" office:string-value="VARCHAR(3)">
            <text:p>VARCHAR(3)</text:p>
          </table:table-cell>
          <table:table-cell table:style-name="ce20"/>
          <table:table-cell table:style-name="ce28"/>
          <table:table-cell/>
          <table:table-cell table:style-name="ce3"/>
          <table:table-cell table:number-columns-repeated="3"/>
          <table:table-cell table:style-name="ce3" office:value-type="string">
            <text:p>DisasterLatitude</text:p>
          </table:table-cell>
          <table:table-cell table:style-name="ce20" office:value-type="string">
            <text:p>DOUBL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1" office:value-type="string">
            <text:p>DOUBLE</text:p>
          </table:table-cell>
          <table:table-cell table:style-name="ce21"/>
          <table:table-cell table:style-name="ce29"/>
          <table:table-cell table:style-name="ce3"/>
          <table:table-cell table:style-name="ce31" office:value-type="string">
            <text:p>RegionOrder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8" office:value-type="string" table:number-columns-spanned="2" table:number-rows-spanned="1">
            <text:p>Event</text:p>
          </table:table-cell>
          <table:covered-table-cell table:style-name="ce19"/>
          <table:table-cell/>
          <table:table-cell table:style-name="ce3" office:value-type="string">
            <text:p>DisasterLongitude</text:p>
          </table:table-cell>
          <table:table-cell table:style-name="ce20" office:value-type="string">
            <text:p>DOUBL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1" office:value-type="string">
            <text:p>DOUBLE</text:p>
          </table:table-cell>
          <table:table-cell table:style-name="ce21"/>
          <table:table-cell table:style-name="ce29"/>
          <table:table-cell table:style-name="ce3"/>
          <table:table-cell table:style-name="ce31" office:value-type="string">
            <text:p>RegionStatus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DisasterSource</text:p>
          </table:table-cell>
          <table:table-cell table:style-name="ce20" office:value-type="string">
            <text:p>VARCHAR(20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1" office:value-type="string">
            <text:p>DOUBLE</text:p>
          </table:table-cell>
          <table:table-cell table:style-name="ce21"/>
          <table:table-cell table:style-name="ce29"/>
          <table:table-cell table:style-name="ce3"/>
          <table:table-cell table:style-name="ce31" office:value-type="string">
            <text:p>RegionLastUp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8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RecordStatus</text:p>
          </table:table-cell>
          <table:table-cell table:style-name="ce20" office:value-type="string">
            <text:p>VARCHAR(2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1"/>
          <table:table-cell table:style-name="ce29"/>
          <table:table-cell table:style-name="ce3"/>
          <table:table-cell table:style-name="ce31" office:value-type="string">
            <text:p>IsCRegion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RecordAuthor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RecordLastUp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20"/>
          <table:table-cell/>
          <table:table-cell table:style-name="ce3"/>
          <table:table-cell table:style-name="Default" table:number-columns-repeated="2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20" office:value-type="string">
            <text:p>INTEGER DEFAULT 1</text:p>
          </table:table-cell>
          <table:table-cell/>
          <table:table-cell table:style-name="ce3" office:value-type="string">
            <text:p>EventId</text:p>
          </table:table-cell>
          <table:table-cell table:style-name="ce20" table:formula="oooc:=[.O11]" office:value-type="string" office:string-value="VARCHAR(50)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Item</text:p>
          </table:table-cell>
          <table:covered-table-cell table:style-name="ce19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20" office:value-type="string">
            <text:p>INTEGER DEFAULT 0</text:p>
          </table:table-cell>
          <table:table-cell/>
          <table:table-cell table:style-name="ce3" office:value-type="string">
            <text:p>Event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20" office:value-type="string">
            <text:p>VARCHAR(10)</text:p>
          </table:table-cell>
          <table:table-cell/>
          <table:table-cell table:style-name="ce3" office:value-type="string">
            <text:p>EventDuration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7" office:value-type="string">
            <text:p>RegionItem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EventMagnitude</text:p>
          </table:table-cell>
          <table:table-cell table:style-name="ce20" office:value-type="string">
            <text:p>VARCHAR(8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3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style-name="ce4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3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Event</text:p>
          </table:table-cell>
          <table:covered-table-cell table:style-name="ce19"/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Auth</text:p>
          </table:table-cell>
          <table:covered-table-cell/>
          <table:table-cell table:style-name="ce20"/>
          <table:table-cell table:style-name="ce28"/>
          <table:table-cell/>
          <table:table-cell table:style-name="ce3"/>
          <table:table-cell table:number-columns-repeated="3"/>
          <table:table-cell table:style-name="ce3" office:value-type="string">
            <text:p>EffectPeopleDea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">
            <text:p>VARCHAR(2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9" office:value-type="string" table:number-columns-spanned="2" table:number-rows-spanned="1">
            <text:p>Cause</text:p>
          </table:table-cell>
          <table:covered-table-cell table:style-name="ce19"/>
          <table:table-cell/>
          <table:table-cell table:style-name="ce3" office:value-type="string">
            <text:p>EffectPeopleMissing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EffectPeopleInjur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15" office:value-type="string">
            <text:p>SyncRecord</text:p>
          </table:table-cell>
          <table:table-cell table:style-name="ce24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7" office:value-type="string">
            <text:p>AuthKey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PeopleHarm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AuthValue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PeopleAffec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4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EffectPeopleEvacua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EffectPeopleReloca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15" office:value-type="string">
            <text:p>EventPredefined</text:p>
          </table:table-cell>
          <table:table-cell table:style-name="ce24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Queries</text:p>
          </table:table-cell>
          <table:covered-table-cell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20" office:value-type="string">
            <text:p>INTEGER DEFAULT 1</text:p>
          </table:table-cell>
          <table:table-cell/>
          <table:table-cell table:style-name="ce3" office:value-type="string">
            <text:p>EffectHousesDestroy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20" office:value-type="string">
            <text:p>VARCHAR(10)</text:p>
          </table:table-cell>
          <table:table-cell table:style-name="ce20"/>
          <table:table-cell table:style-name="ce28"/>
          <table:table-cell table:style-name="ce3"/>
          <table:table-cell table:style-name="ce10" office:value-type="string">
            <text:p>Query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20" office:value-type="string">
            <text:p>INTEGER DEFAULT 0</text:p>
          </table:table-cell>
          <table:table-cell/>
          <table:table-cell table:style-name="ce3" office:value-type="string">
            <text:p>EffectHousesAffec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20" office:value-type="string">
            <text:p>VARCHAR(10)</text:p>
          </table:table-cell>
          <table:table-cell/>
          <table:table-cell table:style-name="ce3" office:value-type="string">
            <text:p>EffectPeopleDea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20" office:value-type="string">
            <text:p>DATETIME</text:p>
          </table:table-cell>
          <table:table-cell table:style-name="ce20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20" office:value-type="string">
            <text:p>VARCHAR(1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EffectPeopleMissing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3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20" office:value-type="string">
            <text:p>VARCHAR(2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PeopleInjur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style-name="ce20"/>
          <table:table-cell table:style-name="ce28"/>
          <table:table-cell table:style-name="ce3"/>
          <table:table-cell table:style-name="ce3" office:value-type="string">
            <text:p>Query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3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Cause</text:p>
          </table:table-cell>
          <table:covered-table-cell table:style-name="ce19"/>
          <table:table-cell table:style-name="ce20"/>
          <table:table-cell table:style-name="ce28"/>
          <table:table-cell table:style-name="ce3"/>
          <table:table-cell table:style-name="ce3" office:value-type="string">
            <text:p>Query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number-columns-repeated="3"/>
          <table:table-cell table:style-name="ce3" office:value-type="string">
            <text:p>EffectPeopleAffec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4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0" office:value-type="string" table:number-columns-spanned="2" table:number-rows-spanned="1">
            <text:p>GeoLevel</text:p>
          </table:table-cell>
          <table:covered-table-cell table:style-name="ce19"/>
          <table:table-cell/>
          <table:table-cell table:style-name="ce3" office:value-type="string">
            <text:p>EffectPeopleEvacua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3" office:value-type="string">
            <text:p>EffectPeopleReloca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15" office:value-type="string">
            <text:p>SyncRecord</text:p>
          </table:table-cell>
          <table:table-cell table:style-name="ce24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User</text:p>
          </table:table-cell>
          <table:covered-table-cell table:style-name="ce19"/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HousesDestroy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7" office:value-type="string">
            <text:p>UserName</text:p>
          </table:table-cell>
          <table:table-cell table:style-name="ce20" office:value-type="string">
            <text:p>VARCHAR(2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HousesAffec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EMail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20" office:value-type="string">
            <text:p>VARCHAR(50) DEFAULT '---'</text:p>
          </table:table-cell>
          <table:table-cell/>
          <table:table-cell table:style-name="ce3" office:value-type="string">
            <text:p>EffectLossesValueLocal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Passwd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20" office:value-type="string">
            <text:p>TEXT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15" office:value-type="string">
            <text:p>CausePredefined</text:p>
          </table:table-cell>
          <table:table-cell table:style-name="ce24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Full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1" office:value-type="string">
            <text:p>GeoLevelActive</text:p>
          </table:table-cell>
          <table:table-cell table:style-name="ce23" office:value-type="string">
            <text:p>INTEGER DEFAULT 0</text:p>
          </table:table-cell>
          <table:table-cell/>
          <table:table-cell table:style-name="ce3" office:value-type="string">
            <text:p>EffectRoads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20" office:value-type="string">
            <text:p>VARCHAR(10)</text:p>
          </table:table-cell>
          <table:table-cell table:style-name="ce20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FarmingAndForest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20" office:value-type="string">
            <text:p>TEXT</text:p>
          </table:table-cell>
          <table:table-cell table:style-name="ce20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20" table:formula="oooc:=[.D6]" office:value-type="string" office:string-value="VARCHAR(3)">
            <text:p>VARCHAR(3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0" office:value-type="string" table:number-columns-spanned="2" table:number-rows-spanned="1">
            <text:p>GeoCarto</text:p>
          </table:table-cell>
          <table:covered-table-cell table:style-name="Default"/>
          <table:table-cell/>
          <table:table-cell table:style-name="ce3" office:value-type="string">
            <text:p>EffectLiveStock</text:p>
          </table:table-cell>
          <table:table-cell table:style-name="ce20" office:value-type="string">
            <text:p>NUMERIC(1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City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3" office:value-type="string">
            <text:p>EffectEducationCenters</text:p>
          </table:table-cell>
          <table:table-cell table:style-name="ce20" office:value-type="string">
            <text:p>NUMERIC(1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3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CreationDate 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20" table:formula="oooc:=[.O37]" office:value-type="string" office:string-value="INTEGER">
            <text:p>INTEGER</text:p>
          </table:table-cell>
          <table:table-cell/>
          <table:table-cell table:style-name="ce3" office:value-type="string">
            <text:p>EffectMedicalCenters</text:p>
          </table:table-cell>
          <table:table-cell table:style-name="ce20" office:value-type="string">
            <text:p>NUMERIC(1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 table:style-name="ce3"/>
          <table:table-cell table:style-name="ce3" office:value-type="string">
            <text:p>UserNotes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OtherLoss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20"/>
          <table:table-cell table:style-name="ce28"/>
          <table:table-cell table:style-name="ce3"/>
          <table:table-cell table:style-name="ce4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2" office:value-type="string">
            <text:p>Region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/>
          <table:table-cell table:style-name="ce3" office:value-type="string">
            <text:p>Effect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9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SectorTransport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UserOption</text:p>
          </table:table-cell>
          <table:covered-table-cell table:style-name="ce19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SectorCommunications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20" office:value-type="string">
            <text:p>VARCHAR(30)</text:p>
          </table:table-cell>
          <table:table-cell table:style-name="ce20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20" table:formula="oooc:=[.I39]" office:value-type="string" office:string-value="VARCHAR(20)">
            <text:p>VARCHAR(2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SectorRelief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20" office:value-type="string">
            <text:p>VARCHAR(50)</text:p>
          </table:table-cell>
          <table:table-cell table:style-name="ce20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3" office:value-type="string">
            <text:p>VARCHAR(50)</text:p>
          </table:table-cell>
          <table:table-cell/>
          <table:table-cell table:style-name="ce3" office:value-type="string">
            <text:p>SectorAgricultural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OptionValue</text:p>
          </table:table-cell>
          <table:table-cell table:style-name="ce20" office:value-type="string">
            <text:p>VARCHAR(1024)</text:p>
          </table:table-cell>
          <table:table-cell table:style-name="ce20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WaterSupply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3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4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0" office:value-type="string" table:number-columns-spanned="2" table:number-rows-spanned="1">
            <text:p>Geography</text:p>
          </table:table-cell>
          <table:covered-table-cell table:style-name="ce19"/>
          <table:table-cell/>
          <table:table-cell table:style-name="ce3" office:value-type="string">
            <text:p>SectorSewerage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3" office:value-type="string">
            <text:p>SectorEducation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UserSession</text:p>
          </table:table-cell>
          <table:covered-table-cell table:style-name="ce28"/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SectorPower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9" office:value-type="string">
            <text:p>INTEGER</text:p>
          </table:table-cell>
          <table:table-cell table:style-name="ce20"/>
          <table:table-cell/>
          <table:table-cell table:style-name="ce3"/>
          <table:table-cell table:style-name="ce32" office:value-type="string">
            <text:p>Sess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SectorIndustry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20" office:value-type="string">
            <text:p>VARCHAR(50)</text:p>
          </table:table-cell>
          <table:table-cell table:style-name="ce20"/>
          <table:table-cell/>
          <table:table-cell table:style-name="ce3"/>
          <table:table-cell table:style-name="ce3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GeographyCode</text:p>
          </table:table-cell>
          <table:table-cell table:style-name="ce20" office:value-type="string">
            <text:p>VARCHAR(100) DEFAULT '---'</text:p>
          </table:table-cell>
          <table:table-cell/>
          <table:table-cell table:style-name="ce3" office:value-type="string">
            <text:p>SectorHealth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20" office:value-type="string">
            <text:p>VARCHAR(30)</text:p>
          </table:table-cell>
          <table:table-cell table:style-name="ce20"/>
          <table:table-cell/>
          <table:table-cell table:style-name="ce3"/>
          <table:table-cell table:style-name="ce3" office:value-type="string">
            <text:p>User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GeographyName</text:p>
          </table:table-cell>
          <table:table-cell table:style-name="ce20" office:value-type="string">
            <text:p>VARCHAR(200) DEFAULT '---'</text:p>
          </table:table-cell>
          <table:table-cell/>
          <table:table-cell table:style-name="ce4" office:value-type="string">
            <text:p>SectorOther</text:p>
          </table:table-cell>
          <table:table-cell table:style-name="ce23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3" office:value-type="string">
            <text:p>INTEGER</text:p>
          </table:table-cell>
          <table:table-cell table:style-name="ce20"/>
          <table:table-cell/>
          <table:table-cell table:style-name="ce3"/>
          <table:table-cell table:style-name="ce3" office:value-type="string">
            <text:p>Vali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GeographyLevel</text:p>
          </table:table-cell>
          <table:table-cell table:style-name="ce20" office:value-type="string">
            <text:p>INTEGER DEFAULT -1</text:p>
          </table:table-cell>
          <table:table-cell table:number-columns-repeated="3"/>
          <table:table-cell table:style-name="ce20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3"/>
          <table:table-cell/>
          <table:table-cell table:style-name="ce3"/>
          <table:table-cell table:style-name="ce3" office:value-type="string">
            <text:p>Start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"/>
          <table:table-cell table:style-name="ce3"/>
          <table:table-cell table:style-name="ce4" office:value-type="string">
            <text:p>GeographyActive</text:p>
          </table:table-cell>
          <table:table-cell table:style-name="ce23" office:value-type="string">
            <text:p>INTEGER DEFAULT 1</text:p>
          </table:table-cell>
          <table:table-cell/>
          <table:table-cell table:style-name="ce43" office:value-type="string" table:number-columns-spanned="2" table:number-rows-spanned="1">
            <text:p>EEData</text:p>
          </table:table-cell>
          <table:covered-table-cell table:style-name="ce19"/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0"/>
          <table:table-cell table:number-columns-repeated="2"/>
          <table:table-cell table:style-name="ce3"/>
          <table:table-cell table:number-columns-repeated="3"/>
          <table:table-cell table:style-name="ce48" table:formula="oooc:=[.Q3]" office:value-type="string" office:string-value="DisasterId">
            <text:p>DisasterId</text:p>
          </table:table-cell>
          <table:table-cell table:style-name="ce19" table:formula="oooc:=[.R3]" office:value-type="string" office:string-value="VARCHAR(50)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20"/>
          <table:table-cell table:number-columns-repeated="2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9"/>
          <table:table-cell/>
          <table:table-cell table:style-name="ce4" office:value-type="string">
            <text:p>SyncRecord</text:p>
          </table:table-cell>
          <table:table-cell table:style-name="ce23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3" office:value-type="string" table:number-columns-spanned="2" table:number-rows-spanned="1">
            <text:p>UserLockList</text:p>
          </table:table-cell>
          <table:covered-table-cell/>
          <table:table-cell table:style-name="ce20"/>
          <table:table-cell table:number-columns-repeated="2"/>
          <table:table-cell table:style-name="ce3"/>
          <table:table-cell table:style-name="ce3" office:value-type="string">
            <text:p>DBLogDate</text:p>
          </table:table-cell>
          <table:table-cell table:style-name="ce20" office:value-type="string">
            <text:p>DATETIME</text:p>
          </table:table-cell>
          <table:table-cell table:number-columns-repeated="3"/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2" office:value-type="string">
            <text:p>Sess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43" office:value-type="string" table:number-columns-spanned="2" table:number-rows-spanned="1">
            <text:p>EEField</text:p>
          </table:table-cell>
          <table:covered-table-cell table:style-name="ce49"/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Table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DBLogType</text:p>
          </table:table-cell>
          <table:table-cell table:style-name="ce20" office:value-type="string">
            <text:p>VARCHAR(20)</text:p>
          </table:table-cell>
          <table:table-cell/>
          <table:table-cell table:style-name="ce7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RecordId</text:p>
          </table:table-cell>
          <table:table-cell table:style-name="ce23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DBLogNotes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20"/>
          <table:table-cell table:number-columns-repeated="2"/>
          <table:table-cell table:style-name="ce3"/>
          <table:table-cell table:style-name="ce4" office:value-type="string">
            <text:p>DBLogUserName</text:p>
          </table:table-cell>
          <table:table-cell table:style-name="ce23" office:value-type="string">
            <text:p>VARCHAR(20)</text:p>
          </table:table-cell>
          <table:table-cell/>
          <table:table-cell table:style-name="ce3" table:formula="oooc:=[.N71]" office:value-type="string" office:string-value="EEGroupId">
            <text:p>EEGroupId</text:p>
          </table:table-cell>
          <table:table-cell table:style-name="ce20" table:formula="oooc:=[.O71]" office:value-type="string" office:string-value="VARCHAR(30)">
            <text:p>VARCHAR(30)</text:p>
          </table:table-cell>
          <table:table-cell table:style-name="ce20"/>
          <table:table-cell table:number-columns-repeated="237"/>
        </table:table-row>
        <table:table-row table:style-name="ro2">
          <table:table-cell table:number-columns-repeated="6"/>
          <table:table-cell table:style-name="ce3"/>
          <table:table-cell table:number-columns-repeated="2"/>
          <table:table-cell table:style-name="ce20"/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Label</text:p>
          </table:table-cell>
          <table:table-cell table:style-name="ce20" office:value-type="string">
            <text:p>VARCHAR(30)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4" office:value-type="string" table:number-columns-spanned="2" table:number-rows-spanned="1">
            <text:p>STATUS FIELDS</text:p>
          </table:table-cell>
          <table:covered-table-cell table:style-name="ce19" table:formula="oooc:=[.N75]" office:value-type="string" office:string-value="EEGroupStatus">
            <text:p>EEGroupStatus</text:p>
          </table:covered-table-cell>
          <table:table-cell table:style-name="ce20"/>
          <table:table-cell table:number-columns-repeated="2"/>
          <table:table-cell table:style-name="ce3"/>
          <table:table-cell table:style-name="ce43" office:value-type="string" table:number-columns-spanned="2" table:number-rows-spanned="1">
            <text:p>EEGroup</text:p>
          </table:table-cell>
          <table:covered-table-cell table:style-name="ce19"/>
          <table:table-cell/>
          <table:table-cell table:style-name="ce3" office:value-type="string">
            <text:p>EEFieldDesc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5" office:value-type="string">
            <text:p>PUBLIC, PRIVATE, INACTIVE</text:p>
          </table:table-cell>
          <table:table-cell table:style-name="ce36"/>
          <table:table-cell table:style-name="ce20"/>
          <table:table-cell table:number-columns-repeated="2"/>
          <table:table-cell table:style-name="ce3"/>
          <table:table-cell table:style-name="ce7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3" office:value-type="string">
            <text:p>EEFieldType</text:p>
          </table:table-cell>
          <table:table-cell table:style-name="ce20" office:value-type="string">
            <text:p>VARCHAR(20)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4"/>
          <table:table-cell table:style-name="ce16" table:number-columns-repeated="2"/>
          <table:table-cell table:style-name="ce23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EFieldSize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1" office:value-type="string">
            <text:p>EEGroupLabel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EEFieldOrder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EEGroupDesc</text:p>
          </table:table-cell>
          <table:table-cell table:style-name="ce20" office:value-type="string">
            <text:p>TEXT</text:p>
          </table:table-cell>
          <table:table-cell table:style-name="ce46"/>
          <table:table-cell table:style-name="ce4" office:value-type="string">
            <text:p>EEFieldStatus</text:p>
          </table:table-cell>
          <table:table-cell table:style-name="ce23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4" office:value-type="string">
            <text:p>EEGroupStatus</text:p>
          </table:table-cell>
          <table:table-cell table:style-name="ce23" office:value-type="string">
            <text:p>INTEGER</text:p>
          </table:table-cell>
          <table:table-cell table:style-name="ce28" table:number-columns-repeated="3"/>
          <table:table-cell table:style-name="ce20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2" table:number-rows-repeated="2">
          <table:table-cell table:number-columns-repeated="12"/>
          <table:table-cell table:style-name="ce28"/>
          <table:table-cell table:style-name="Default" table:number-columns-repeated="2"/>
          <table:table-cell table:number-columns-repeated="3"/>
          <table:table-cell table:style-name="ce28"/>
          <table:table-cell table:number-columns-repeated="237"/>
        </table:table-row>
        <table:table-row table:style-name="ro2">
          <table:table-cell table:number-columns-repeated="12"/>
          <table:table-cell table:style-name="ce28"/>
          <table:table-cell table:style-name="Default" table:number-columns-repeated="2"/>
          <table:table-cell table:style-name="ce28" table:number-columns-repeated="4"/>
          <table:table-cell table:number-columns-repeated="237"/>
        </table:table-row>
        <table:table-row table:style-name="ro2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6" table:default-cell-style-name="ce52"/>
        <table:table-column table:style-name="co27" table:default-cell-style-name="ce52"/>
        <table:table-column table:style-name="co25" table:number-columns-repeated="254" table:default-cell-style-name="ce52"/>
        <table:table-row table:style-name="ro2">
          <table:table-cell table:style-name="ce50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1" table:formula="oooc:=[Tables.D3]" office:value-type="date" office:date-value="2009-07-10">
            <text:p>2009-07-10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4" table:formula="oooc:=CONCATENATE([.$A$4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22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22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C26]; &quot; &quot;; [Tables.D26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27]; &quot; &quot;; [Tables.D27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35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35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0]; &quot; &quot;; [Tables.D40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1]; &quot; &quot;; [Tables.D41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36];&quot;','&quot;; [Tables.C37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48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48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54]; &quot; &quot;; [Tables.D54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49];&quot;','&quot;; [Tables.C50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5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5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5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6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2" table:number-rows-repeated="414">
          <table:table-cell table:style-name="Default"/>
          <table:table-cell table:number-columns-repeated="255"/>
        </table:table-row>
        <table:table-row table:style-name="ro3" table:number-rows-repeated="650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52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52"/>
        <table:table-row table:style-name="ro2">
          <table:table-cell table:style-name="ce50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51" table:formula="oooc:=[Tables.D3]" office:value-type="date" office:date-value="2009-07-10">
            <text:p>2009-07-10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4" table:formula="oooc:=CONCATENATE([BASE.$A$4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39]; &quot; &quot;; [Tables.I39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1]; &quot; &quot;; [Tables.I51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6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7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7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7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7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9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table:table-column table:style-name="co29" table:default-cell-style-name="ce52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52"/>
        <table:table-row table:style-name="ro2">
          <table:table-cell table:style-name="ce50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1" table:formula="oooc:=[Tables.D3]" office:value-type="date" office:date-value="2009-07-10">
            <text:p>2009-07-10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5" table:formula="oooc:=CONCATENATE([BASE.$A$5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10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8" table:formula="oooc:=CONCATENATE([BASE.$A$5]; &quot;'&quot;; [Tables.N10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2]; &quot; &quot;; [Tables.O12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3]; &quot; &quot;; [Tables.O1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11];&quot;','&quot;; [Tables.N12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23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9" table:formula="oooc:=CONCATENATE([BASE.$A$5]; &quot;'&quot;; [Tables.N23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26]; &quot; &quot;; [Tables.O2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27]; &quot; &quot;; [Tables.O27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24];&quot;','&quot;; [Tables.N25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36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60" table:formula="oooc:=CONCATENATE([BASE.$A$5]; &quot;'&quot;; [Tables.N36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40]; &quot; &quot;; [Tables.O40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1]; &quot; &quot;; [Tables.O41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37];&quot;','&quot;;[Tables.N38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4" table:formula="oooc:=CONCATENATE([BASE.$A$4]; [Tables.N44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60" table:formula="oooc:=CONCATENATE([BASE.$A$5]; &quot;'&quot;; [Tables.N44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1]; &quot; &quot;; [Tables.O51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2]; &quot; &quot;; [Tables.O52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45];&quot;','&quot;;[Tables.N46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4" table:formula="oooc:=CONCATENATE([BASE.$A$4]; [Tables.N5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60" table:formula="oooc:=CONCATENATE([BASE.$A$5]; &quot;'&quot;; [Tables.N5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55];&quot;','&quot;;[Tables.N5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4" table:formula="oooc:=CONCATENATE([BASE.$A$4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61" table:formula="oooc:=CONCATENATE([BASE.$A$5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3]; &quot; &quot;; [Tables.R3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70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61" table:formula="oooc:=CONCATENATE([BASE.$A$5]; &quot;'&quot;; [Tables.N70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71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61" table:formula="oooc:=CONCATENATE([BASE.$A$5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61" table:formula="oooc:=CONCATENATE([BASE.$A$5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4" table:formula="oooc:=CONCATENATE([BASE.$A$4]; [Tables.N63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62" table:formula="oooc:=CONCATENATE([BASE.$A$5]; &quot;'&quot;; [Tables.N63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64]; &quot; &quot;; [Tables.O64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6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63" table:formula="oooc:=CONCATENATE(&quot;INSERT INTO Info VALUES ('DBVersion','','&quot;;[Tables.O3];&quot;','');&quot;)" office:value-type="string" office:string-value="INSERT INTO Info VALUES ('DBVersion','','1.0','');">
            <text:p>INSERT INTO Info VALUES ('DBVersion','','1.0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RegionId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RegionLabel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RegionDesc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RegionDescEN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IsCVRegion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CountryIso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I18NFirstLang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I18NThirdLang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PeriodEndDate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2">
          <table:table-cell table:style-name="ce64" office:value-type="string">
            <text:p>INSERT INTO Info VALUES ('InfoCredits','','','');</text:p>
          </table:table-cell>
          <table:table-cell table:number-columns-repeated="255"/>
        </table:table-row>
        <table:table-row table:style-name="ro2">
          <table:table-cell table:style-name="ce64" office:value-type="string">
            <text:p>INSERT INTO Info VALUES ('InfoGeneral','','','');</text:p>
          </table:table-cell>
          <table:table-cell table:number-columns-repeated="255"/>
        </table:table-row>
        <table:table-row table:style-name="ro2">
          <table:table-cell table:style-name="ce64" office:value-type="string">
            <text:p>INSERT INTO Info VALUES ('InfoSources','','','');</text:p>
          </table:table-cell>
          <table:table-cell table:number-columns-repeated="255"/>
        </table:table-row>
        <table:table-row table:style-name="ro2">
          <table:table-cell table:style-name="ce64" office:value-type="string">
            <text:p>INSERT INTO Info VALUES ('InfoSynopsis','','','');</text:p>
          </table:table-cell>
          <table:table-cell table:number-columns-repeated="255"/>
        </table:table-row>
        <table:table-row table:style-name="ro2">
          <table:table-cell table:style-name="ce64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2">
          <table:table-cell table:style-name="ce64" office:value-type="string">
            <text:p>INSERT INTO Info VALUES ('InfoGeography','','','');</text:p>
          </table:table-cell>
          <table:table-cell table:number-columns-repeated="255"/>
        </table:table-row>
        <table:table-row table:style-name="ro2">
          <table:table-cell table:style-name="ce64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InfoAdminURL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GeoLimitMinX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GeoLimitMinY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GeoLimitMaxX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GeoLimitMaxY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2">
          <table:table-cell table:style-name="ce65" office:value-type="string">
            <text:p>INSERT INTO Info VALUES ('Sync_Info','','','');</text:p>
          </table:table-cell>
          <table:table-cell table:number-columns-repeated="255"/>
        </table:table-row>
        <table:table-row table:style-name="ro2">
          <table:table-cell table:style-name="ce65" office:value-type="string">
            <text:p>INSERT INTO Info VALUES ('Sync_Event','','','');</text:p>
          </table:table-cell>
          <table:table-cell table:number-columns-repeated="255"/>
        </table:table-row>
        <table:table-row table:style-name="ro2">
          <table:table-cell table:style-name="ce65" office:value-type="string">
            <text:p>INSERT INTO Info VALUES ('Sync_Cause','','','');</text:p>
          </table:table-cell>
          <table:table-cell table:number-columns-repeated="255"/>
        </table:table-row>
        <table:table-row table:style-name="ro2">
          <table:table-cell table:style-name="ce65" office:value-type="string">
            <text:p>INSERT INTO Info VALUES ('Sync_GeoLevel','','','');</text:p>
          </table:table-cell>
          <table:table-cell table:number-columns-repeated="255"/>
        </table:table-row>
        <table:table-row table:style-name="ro2">
          <table:table-cell table:style-name="ce65" office:value-type="string">
            <text:p>INSERT INTO Info VALUES ('Sync_GeoCarto','','','');</text:p>
          </table:table-cell>
          <table:table-cell table:number-columns-repeated="255"/>
        </table:table-row>
        <table:table-row table:style-name="ro2">
          <table:table-cell table:style-name="ce65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2">
          <table:table-cell table:style-name="ce65" office:value-type="string">
            <text:p>INSERT INTO Info VALUES ('Sync_Disaster','','','');</text:p>
          </table:table-cell>
          <table:table-cell table:number-columns-repeated="255"/>
        </table:table-row>
        <table:table-row table:style-name="ro2">
          <table:table-cell table:style-name="ce65" office:value-type="string">
            <text:p>INSERT INTO Info VALUES ('Sync_EEField','','','');</text:p>
          </table:table-cell>
          <table:table-cell table:number-columns-repeated="255"/>
        </table:table-row>
        <table:table-row table:style-name="ro2">
          <table:table-cell table:style-name="ce65" office:value-type="string">
            <text:p>INSERT INTO Info VALUES ('Sync_EEData','','','');</text:p>
          </table:table-cell>
          <table:table-cell table:number-columns-repeated="255"/>
        </table:table-row>
        <table:table-row table:style-name="ro2">
          <table:table-cell table:style-name="ce65" office:value-type="string">
            <text:p>INSERT INTO Info VALUES ('Sync_EEGroup','','','');</text:p>
          </table:table-cell>
          <table:table-cell table:number-columns-repeated="255"/>
        </table:table-row>
        <table:table-row table:style-name="ro2">
          <table:table-cell table:style-name="ce65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2" table:number-rows-repeated="6531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0">07/10/2009</text:date>, <text:time>19:42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7-10T19:42:20</dc:date>
    <meta:printed-by>Jhon H. Caicedo</meta:printed-by>
    <meta:print-date>2009-07-09T09:32:36</meta:print-date>
    <meta:editing-cycles>348</meta:editing-cycles>
    <meta:editing-duration>P3DT16H25M14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849"/>
  </office:meta>
</office:document-meta>
</file>